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mm"/>
    </style:style>
    <style:style style:name="co2" style:family="table-column">
      <style:table-column-properties fo:break-before="auto" style:column-width="22.65mm"/>
    </style:style>
    <style:style style:name="co3" style:family="table-column">
      <style:table-column-properties fo:break-before="auto" style:column-width="35.14mm"/>
    </style:style>
    <style:style style:name="co4" style:family="table-column">
      <style:table-column-properties fo:break-before="auto" style:column-width="57.64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02.66mm"/>
    </style:style>
    <style:style style:name="co7" style:family="table-column">
      <style:table-column-properties fo:break-before="auto" style:column-width="23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10108"/>
    <style:style style:name="ce8" style:family="table-cell" style:parent-style-name="Default" style:data-style-name="N10108">
      <style:table-cell-properties fo:wrap-option="wrap"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10108">
      <style:table-cell-properties style:text-align-source="fix" style:repeat-content="false" style:vertical-align="automatic"/>
      <style:paragraph-properties fo:text-align="start" fo:margin-left="0m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0108">
      <style:table-cell-properties style:text-align-source="fix" style:repeat-content="false" style:vertical-align="automatic"/>
      <style:paragraph-properties fo:text-align="start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5" table:default-cell-style-name="ce1"/>
        <table:table-column table:style-name="co7" table:default-cell-style-name="ce1"/>
        <table:table-row table:style-name="ro1">
          <table:table-cell table:style-name="ce2" office:value-type="string" calcext:value-type="string">
            <text:p>Artikel</text:p>
          </table:table-cell>
          <table:table-cell table:style-name="ce2" office:value-type="string" calcext:value-type="string">
            <text:p>Stückzahl</text:p>
          </table:table-cell>
          <table:table-cell table:style-name="ce2" office:value-type="string" calcext:value-type="string">
            <text:p>Einzelpreis</text:p>
          </table:table-cell>
          <table:table-cell table:style-name="ce2" office:value-type="string" calcext:value-type="string">
            <text:p>Gesamtpreis</text:p>
          </table:table-cell>
          <table:table-cell table:style-name="ce2" office:value-type="string" calcext:value-type="string">
            <text:p>Webshop</text:p>
          </table:table-cell>
          <table:table-cell table:style-name="ce2" office:value-type="string" calcext:value-type="string">
            <text:p>Artikelnummer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Link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bstandsbolzen M3 100mm Stahl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EUR" office:value="1.4161" calcext:value-type="currency">
            <text:p>1,42 €</text:p>
          </table:table-cell>
          <table:table-cell table:style-name="ce3" table:formula="of:=[.B2]*[.C2]" office:value-type="currency" office:currency="EUR" office:value="14.161" calcext:value-type="currency">
            <text:p>14,16 €</text:p>
          </table:table-cell>
          <table:table-cell table:style-name="ce3" office:value-type="string" calcext:value-type="string">
            <text:p>Buerklin</text:p>
          </table:table-cell>
          <table:table-cell table:style-name="ce4" office:value-type="string" calcext:value-type="string">
            <text:p>18 H 200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buerklin.com/de/Produkte/Elektromechanik/Befestigungsmaterial-und-Montagematerial/Abstandsbolzen/Sechskantabstandbolzen/Abstandsbolzen%2C-Außen--Innen-%2C-M3-M3%2C-100 mm/p/18H200" xlink:type="simple">https://www.buerklin.com/de/Produkte/Elektromechanik/Befestigungsmaterial-und-Montagematerial/Abstandsbolzen/Sechskantabstandbolzen/Abstandsbolzen%2C-Au%C3%9Fen--Innen-%2C-M3-M3%2C-100%C2%A0mm/p/18H20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55mm Stahl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EUR" office:value="0.6069" calcext:value-type="currency">
            <text:p>0,61 €</text:p>
          </table:table-cell>
          <table:table-cell table:style-name="ce3" table:formula="of:=[.B3]*[.C3]" office:value-type="currency" office:currency="EUR" office:value="6.069" calcext:value-type="currency">
            <text:p>6,07 €</text:p>
          </table:table-cell>
          <table:table-cell table:style-name="ce3" office:value-type="string" calcext:value-type="string">
            <text:p>Buerklin</text:p>
          </table:table-cell>
          <table:table-cell table:style-name="ce4" office:value-type="string" calcext:value-type="string">
            <text:p>18 H 192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buerklin.com/de/Produkte/Elektromechanik/Befestigungsmaterial-und-Montagematerial/Abstandsbolzen/Sechskantabstandbolzen/Abstandsbolzen%2C-Außen--Innen-%2C-M3-M3%2C-55 mm/p/18H192" xlink:type="simple">https://www.buerklin.com/de/Produkte/Elektromechanik/Befestigungsmaterial-und-Montagematerial/Abstandsbolzen/Sechskantabstandbolzen/Abstandsbolzen%2C-Au%C3%9Fen--Innen-%2C-M3-M3%2C-55%C2%A0mm/p/18H192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35mm Stahl</text:p>
          </table:table-cell>
          <table:table-cell office:value-type="float" office:value="20" calcext:value-type="float">
            <text:p>20</text:p>
          </table:table-cell>
          <table:table-cell table:style-name="ce3" office:value-type="currency" office:currency="EUR" office:value="0.30107" calcext:value-type="currency">
            <text:p>0,30 €</text:p>
          </table:table-cell>
          <table:table-cell table:style-name="ce3" table:formula="of:=[.B4]*[.C4]" office:value-type="currency" office:currency="EUR" office:value="6.0214" calcext:value-type="currency">
            <text:p>6,02 €</text:p>
          </table:table-cell>
          <table:table-cell table:style-name="ce3" office:value-type="string" calcext:value-type="string">
            <text:p>Buerklin</text:p>
          </table:table-cell>
          <table:table-cell table:style-name="ce4" office:value-type="string" calcext:value-type="string">
            <text:p>18 H 184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buerklin.com/de/Produkte/Elektromechanik/Befestigungsmaterial-und-Montagematerial/Abstandsbolzen/Sechskantabstandbolzen/Abstandsbolzen%2C-Außen--Innen-%2C-M3-M3%2C-35 mm/p/18H184" xlink:type="simple">https://www.buerklin.com/de/Produkte/Elektromechanik/Befestigungsmaterial-und-Montagematerial/Abstandsbolzen/Sechskantabstandbolzen/Abstandsbolzen%2C-Au%C3%9Fen--Innen-%2C-M3-M3%2C-35%C2%A0mm/p/18H184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15mm Plastik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EUR" office:value="0.234" calcext:value-type="currency">
            <text:p>0,23 €</text:p>
          </table:table-cell>
          <table:table-cell table:style-name="ce3" table:formula="of:=[.B5]*[.C5]" office:value-type="currency" office:currency="EUR" office:value="2.34" calcext:value-type="currency">
            <text:p>2,34 €</text:p>
          </table:table-cell>
          <table:table-cell table:style-name="ce3" office:value-type="string" calcext:value-type="string">
            <text:p>Buerklin</text:p>
          </table:table-cell>
          <table:table-cell table:style-name="ce5" office:value-type="string" calcext:value-type="string">
            <text:p>18 H 3685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buerklin.com/de/Produkte/Elektromechanik/Befestigungsmaterial-und-Montagematerial/Abstandsbolzen/Sechskantabstandbolzen/Abstandsbolzen%2C-Außen--Innen-%2C-M3-M3%2C-15 mm/p/18H3685" xlink:type="simple">https://www.buerklin.com/de/Produkte/Elektromechanik/Befestigungsmaterial-und-Montagematerial/Abstandsbolzen/Sechskantabstandbolzen/Abstandsbolzen%2C-Au%C3%9Fen--Innen-%2C-M3-M3%2C-15%C2%A0mm/p/18H3685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bstandsbolzen M3 20mm Plastik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EUR" office:value="0.425" calcext:value-type="currency">
            <text:p>0,43 €</text:p>
          </table:table-cell>
          <table:table-cell table:style-name="ce3" table:formula="of:=[.B6]*[.C6]" office:value-type="currency" office:currency="EUR" office:value="4.25" calcext:value-type="currency">
            <text:p>4,25 €</text:p>
          </table:table-cell>
          <table:table-cell table:style-name="ce3" office:value-type="string" calcext:value-type="string">
            <text:p>Buerklin</text:p>
          </table:table-cell>
          <table:table-cell table:style-name="ce5" office:value-type="string" calcext:value-type="string">
            <text:p>18 H 3687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buerklin.com/de/abstandsbolzen-aussen-innen--m3-m3-20mm/p/18h3687" xlink:type="simple">https://www.buerklin.com/de/abstandsbolzen-aussen-innen--m3-m3-20mm/p/18h3687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bstandsbolzen M3 30mm Stahl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EUR" office:value="0.408" calcext:value-type="currency">
            <text:p>0,41 €</text:p>
          </table:table-cell>
          <table:table-cell table:style-name="ce3" table:formula="of:=[.B7]*[.C7]" office:value-type="currency" office:currency="EUR" office:value="4.08" calcext:value-type="currency">
            <text:p>4,08 €</text:p>
          </table:table-cell>
          <table:table-cell table:style-name="ce3" office:value-type="string" calcext:value-type="string">
            <text:p>Buerklin</text:p>
          </table:table-cell>
          <table:table-cell table:style-name="ce7" office:value-type="string" calcext:value-type="string">
            <text:p>18 H 182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buerklin.com/de/Produkte/Elektromechanik/Befestigungsmaterial-und-Montagematerial/Abstandsbolzen/Sechskantabstandbolzen/Abstandsbolzen%2C-Außen--Innen-%2C-M3-M3%2C-30 mm/p/18H182" xlink:type="simple">https://www.buerklin.com/de/Produkte/Elektromechanik/Befestigungsmaterial-und-Montagematerial/Abstandsbolzen/Sechskantabstandbolzen/Abstandsbolzen%2C-Au%C3%9Fen--Innen-%2C-M3-M3%2C-30%C2%A0mm/p/18H182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bstandsbolzen M2 8mm Messing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EUR" office:value="0.13804" calcext:value-type="currency">
            <text:p>0,14 €</text:p>
          </table:table-cell>
          <table:table-cell table:style-name="ce3" table:formula="of:=[.B8]*[.C8]" office:value-type="currency" office:currency="EUR" office:value="1.3804" calcext:value-type="currency">
            <text:p>1,38 €</text:p>
          </table:table-cell>
          <table:table-cell table:style-name="ce3" office:value-type="string" calcext:value-type="string">
            <text:p>Buerklin</text:p>
          </table:table-cell>
          <table:table-cell table:style-name="ce7" office:value-type="string" calcext:value-type="string">
            <text:p>18 H 2402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buerklin.com/de/abstandsbolzen-innen-innen--m2-m2-8mm/p/18h2402" xlink:type="simple">https://www.buerklin.com/de/abstandsbolzen-innen-innen--m2-m2-8mm/p/18h2402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nnungswandler 5V 9A</text:p>
          </table:table-cell>
          <table:table-cell office:value-type="float" office:value="3" calcext:value-type="float">
            <text:p>3</text:p>
          </table:table-cell>
          <table:table-cell table:style-name="ce8" office:value-type="currency" office:currency="EUR" office:value="25.3" calcext:value-type="currency">
            <text:p>25,30 €</text:p>
          </table:table-cell>
          <table:table-cell table:style-name="ce3" table:formula="of:=[.B9]*[.C9]" office:value-type="currency" office:currency="EUR" office:value="75.9" calcext:value-type="currency">
            <text:p>75,90 €</text:p>
          </table:table-cell>
          <table:table-cell table:style-name="ce3" office:value-type="string" calcext:value-type="string">
            <text:p>ExpTech</text:p>
          </table:table-cell>
          <table:table-cell table:style-name="ce5" office:value-type="string" calcext:value-type="string">
            <text:p>EXP-R25-376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exp-tech.de/module/stromspannung/6005/pololu-5v-9a-step-down-voltage-regulator-d24v90f5" xlink:type="simple">https://www.exp-tech.de/module/stromspannung/6005/pololu-5v-9a-step-down-voltage-regulator-d24v90f5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e of Flight Sensor</text:p>
          </table:table-cell>
          <table:table-cell office:value-type="float" office:value="8" calcext:value-type="float">
            <text:p>8</text:p>
          </table:table-cell>
          <table:table-cell table:style-name="ce3" office:value-type="currency" office:currency="EUR" office:value="11.38" calcext:value-type="currency">
            <text:p>11,38 €</text:p>
          </table:table-cell>
          <table:table-cell table:style-name="ce3" table:formula="of:=[.B10]*[.C10]" office:value-type="currency" office:currency="EUR" office:value="91.04" calcext:value-type="currency">
            <text:p>91,04 €</text:p>
          </table:table-cell>
          <table:table-cell table:style-name="ce3" office:value-type="string" calcext:value-type="string">
            <text:p>ExpTech</text:p>
          </table:table-cell>
          <table:table-cell table:style-name="ce5" office:value-type="string" calcext:value-type="string">
            <text:p>EXP-R25-1092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exp-tech.de/en/sensors/distanceapproximation/8756/pololu-vl53l1x-time-of-flight-distance-sensor-carrier-with-voltage-regulator-400cm-max" xlink:type="simple">https://www.exp-tech.de/en/sensors/distanceapproximation/8756/pololu-vl53l1x-time-of-flight-distance-sensor-carrier-with-voltage-regulator-400cm-max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mpass Kabel 5cm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.79" calcext:value-type="currency">
            <text:p>1,79 €</text:p>
          </table:table-cell>
          <table:table-cell table:style-name="ce3" table:formula="of:=[.B11]*[.C11]" office:value-type="currency" office:currency="EUR" office:value="1.79" calcext:value-type="currency">
            <text:p>1,79 €</text:p>
          </table:table-cell>
          <table:table-cell table:style-name="ce3" office:value-type="string" calcext:value-type="string">
            <text:p>ExpTech</text:p>
          </table:table-cell>
          <table:table-cell table:style-name="ce5" office:value-type="string" calcext:value-type="string">
            <text:p>EXP-R02-562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exp-tech.de/zubehoer/kabel/grove/7943/seeed-studio-grove-universal-4-pin-buckled-5cm-cable-5-pcs-pack" xlink:type="simple">https://www.exp-tech.de/zubehoer/kabel/grove/7943/seeed-studio-grove-universal-4-pin-buckled-5cm-cable-5-pcs-pack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opixel 5050 WS2812B – 10 Pack</text:p>
          </table:table-cell>
          <table:table-cell office:value-type="float" office:value="11" calcext:value-type="float">
            <text:p>11</text:p>
          </table:table-cell>
          <table:table-cell table:style-name="ce3" office:value-type="currency" office:currency="EUR" office:value="2.38" calcext:value-type="currency">
            <text:p>2,38 €</text:p>
          </table:table-cell>
          <table:table-cell table:style-name="ce3" table:formula="of:=[.B12]*[.C12]" office:value-type="currency" office:currency="EUR" office:value="26.18" calcext:value-type="currency">
            <text:p>26,18 €</text:p>
          </table:table-cell>
          <table:table-cell table:style-name="ce3" office:value-type="string" calcext:value-type="string">
            <text:p>ExpTech</text:p>
          </table:table-cell>
          <table:table-cell table:style-name="ce4" office:value-type="string" calcext:value-type="string">
            <text:p>EXP-R15-315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exp-tech.de/zubehoer/led-leuchtmittel/5598/neopixel-5050-rgb-led-with-integrated-driver-chip-10-pack" xlink:type="simple">https://www.exp-tech.de/zubehoer/led-leuchtmittel/5598/neopixel-5050-rgb-led-with-integrated-driver-chip-10-pack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ärmeleitfolie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4.95" calcext:value-type="currency">
            <text:p>4,95 €</text:p>
          </table:table-cell>
          <table:table-cell table:style-name="ce3" table:formula="of:=[.B13]*[.C13]" office:value-type="currency" office:currency="EUR" office:value="4.95" calcext:value-type="currency">
            <text:p>4,95 €</text:p>
          </table:table-cell>
          <table:table-cell table:style-name="ce3" office:value-type="string" calcext:value-type="string">
            <text:p>ExpTech</text:p>
          </table:table-cell>
          <table:table-cell table:style-name="ce6" office:value-type="string" calcext:value-type="string">
            <text:p>EXP-R15-1053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exp-tech.de/zubehoer/sonstige/7387/heat-sink-thermal-tape-3m-8810-80mm-x-80mm" xlink:type="simple">https://www.exp-tech.de/zubehoer/sonstige/7387/heat-sink-thermal-tape-3m-8810-80mm-x-80mm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5V-Glättungskondensator</text:p>
          </table:table-cell>
          <table:table-cell office:value-type="float" office:value="5" calcext:value-type="float">
            <text:p>5</text:p>
          </table:table-cell>
          <table:table-cell table:style-name="ce3" office:value-type="currency" office:currency="EUR" office:value="0.98" calcext:value-type="currency">
            <text:p>0,98 €</text:p>
          </table:table-cell>
          <table:table-cell table:style-name="ce3" table:formula="of:=[.B14]*[.C14]" office:value-type="currency" office:currency="EUR" office:value="4.9" calcext:value-type="currency">
            <text:p>4,90 €</text:p>
          </table:table-cell>
          <table:table-cell table:style-name="ce3" office:value-type="string" calcext:value-type="string">
            <text:p>Mouser</text:p>
          </table:table-cell>
          <table:table-cell table:style-name="ce7" office:value-type="string" calcext:value-type="string">
            <text:p>710-870135174006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mouser.de/ProductDetail/Wurth-Electronics/870135174006?qs=sGAEpiMZZMsIwzbKW1rlgYAeNOyVgSJRZhRPHOAzrrKVOu7FSegB3A%3D%3D" xlink:type="simple">https://www.mouser.de/ProductDetail/Wurth-Electronics/870135174006?qs=sGAEpiMZZMsIwzbKW1rlgYAeNOyVgSJRZhRPHOAzrrKVOu7FSegB3A%3D%3D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I2C-Signal-Wandler-MOSFETs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EUR" office:value="0.243" calcext:value-type="currency">
            <text:p>0,24 €</text:p>
          </table:table-cell>
          <table:table-cell table:style-name="ce3" table:formula="of:=[.B15]*[.C15]" office:value-type="currency" office:currency="EUR" office:value="2.43" calcext:value-type="currency">
            <text:p>2,43 €</text:p>
          </table:table-cell>
          <table:table-cell table:style-name="ce3" office:value-type="string" calcext:value-type="string">
            <text:p>Mouser</text:p>
          </table:table-cell>
          <table:table-cell table:style-name="ce7" office:value-type="string" calcext:value-type="string">
            <text:p>512-BSS138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mouser.de/ProductDetail/ON-Semiconductor-Fairchild/BSS138?qs=sGAEpiMZZMvlOED0T0kTWl5MKyjMqq%2Fg" xlink:type="simple">https://www.mouser.de/ProductDetail/ON-Semiconductor-Fairchild/BSS138?qs=sGAEpiMZZMvlOED0T0kTWl5MKyjMqq%2Fg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Plexiglasrohr 11cm</text:p>
          </table:table-cell>
          <table:table-cell office:value-type="float" office:value="2" calcext:value-type="float">
            <text:p>2</text:p>
          </table:table-cell>
          <table:table-cell table:style-name="ce3" office:value-type="currency" office:currency="EUR" office:value="8.64" calcext:value-type="currency">
            <text:p>8,64 €</text:p>
          </table:table-cell>
          <table:table-cell table:style-name="ce3" table:formula="of:=[.B16]*[.C16]" office:value-type="currency" office:currency="EUR" office:value="17.28" calcext:value-type="currency">
            <text:p>17,28 €</text:p>
          </table:table-cell>
          <table:table-cell table:style-name="ce3" office:value-type="string" calcext:value-type="string">
            <text:p>Plattenzuschnitt24</text:p>
          </table:table-cell>
          <table:table-cell table:style-name="ce7" office:value-type="string" calcext:value-type="string">
            <text:p>C60000-RO3-080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plattenzuschnitt24.de/Plexiglas-XT-Rohr-3mm-farblos-80-74.html" xlink:type="simple">https://www.plattenzuschnitt24.de/Plexiglas-XT-Rohr-3mm-farblos-80-74.html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ensy 3.6</text:p>
          </table:table-cell>
          <table:table-cell office:value-type="float" office:value="4" calcext:value-type="float">
            <text:p>4</text:p>
          </table:table-cell>
          <table:table-cell table:style-name="ce3" office:value-type="currency" office:currency="EUR" office:value="38.9" calcext:value-type="currency">
            <text:p>38,90 €</text:p>
          </table:table-cell>
          <table:table-cell table:style-name="ce3" table:formula="of:=[.B17]*[.C17]" office:value-type="currency" office:currency="EUR" office:value="155.6" calcext:value-type="currency">
            <text:p>155,60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TEENSY 3.6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teensy-3-6-usb-teensy-3-6-p191458.html?&amp;trstct=pos_0" xlink:type="simple">https://www.reichelt.de/teensy-3-6-usb-teensy-3-6-p191458.html?&amp;trstct=pos_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n Connector</text:p>
          </table:table-cell>
          <table:table-cell office:value-type="float" office:value="6" calcext:value-type="float">
            <text:p>6</text:p>
          </table:table-cell>
          <table:table-cell table:style-name="ce3" office:value-type="currency" office:currency="EUR" office:value="0.3" calcext:value-type="currency">
            <text:p>0,30 €</text:p>
          </table:table-cell>
          <table:table-cell table:style-name="ce3" table:formula="of:=[.B18]*[.C18]" office:value-type="currency" office:currency="EUR" office:value="1.8" calcext:value-type="currency">
            <text:p>1,80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PS 25/2G BR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platinensteckverbinder-gerade-braun-2-polig-ps-25-2g-br-p38232.html" xlink:type="simple">https://www.reichelt.de/platinensteckverbinder-gerade-braun-2-polig-ps-25-2g-br-p38232.html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ftleiste</text:p>
          </table:table-cell>
          <table:table-cell office:value-type="float" office:value="4" calcext:value-type="float">
            <text:p>4</text:p>
          </table:table-cell>
          <table:table-cell table:style-name="ce3" office:value-type="currency" office:currency="EUR" office:value="0.37" calcext:value-type="currency">
            <text:p>0,37 €</text:p>
          </table:table-cell>
          <table:table-cell table:style-name="ce3" table:formula="of:=[.B19]*[.C19]" office:value-type="currency" office:currency="EUR" office:value="1.48" calcext:value-type="currency">
            <text:p>1,48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SL 1X50G 2,54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50pol-stiftleiste-gerade-rm-2-54-sl-1x50g-2-54-p19508.html?&amp;trstct=pol_0" xlink:type="simple">https://www.reichelt.de/50pol-stiftleiste-gerade-rm-2-54-sl-1x50g-2-54-p19508.html?&amp;trstct=pol_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D Stiftleiste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0.48" calcext:value-type="currency">
            <text:p>0,48 €</text:p>
          </table:table-cell>
          <table:table-cell table:style-name="ce3" table:formula="of:=[.B20]*[.C20]" office:value-type="currency" office:currency="EUR" office:value="0.48" calcext:value-type="currency">
            <text:p>0,48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SL 2X10G SMD2,54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2x10pol-smd-stiftleiste-gerade-rm-2-54-sl-2x10g-smd2-54-p51717.html?&amp;trstct=pol_0" xlink:type="simple">https://www.reichelt.de/2x10pol-smd-stiftleiste-gerade-rm-2-54-sl-2x10g-smd2-54-p51717.html?&amp;trstct=pol_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D Stiftleiste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.7" calcext:value-type="currency">
            <text:p>1,70 €</text:p>
          </table:table-cell>
          <table:table-cell table:style-name="ce3" table:formula="of:=[.B21]*[.C21]" office:value-type="currency" office:currency="EUR" office:value="1.7" calcext:value-type="currency">
            <text:p>1,70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SL 2X40G SMD2,54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2x40pol-smd-stiftleiste-gerade-rm-2-54-sl-2x40g-smd2-54-p51725.html?&amp;trstct=pol_2" xlink:type="simple">https://www.reichelt.de/2x40pol-smd-stiftleiste-gerade-rm-2-54-sl-2x40g-smd2-54-p51725.html?&amp;trstct=pol_2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1x20</text:p>
          </table:table-cell>
          <table:table-cell office:value-type="float" office:value="14" calcext:value-type="float">
            <text:p>14</text:p>
          </table:table-cell>
          <table:table-cell table:style-name="ce3" office:value-type="currency" office:currency="EUR" office:value="0.27" calcext:value-type="currency">
            <text:p>0,27 €</text:p>
          </table:table-cell>
          <table:table-cell table:style-name="ce3" table:formula="of:=[.B22]*[.C22]" office:value-type="currency" office:currency="EUR" office:value="3.78" calcext:value-type="currency">
            <text:p>3,78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BL 1X20G8 2,54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20pol-buchsenleiste-gerade-rm-2-54-h-8-5mm-bl-1x20g8-2-54-p51827.html?&amp;trstct=pol_0" xlink:type="simple">https://www.reichelt.de/20pol-buchsenleiste-gerade-rm-2-54-h-8-5mm-bl-1x20g8-2-54-p51827.html?&amp;trstct=pol_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1x4</text:p>
          </table:table-cell>
          <table:table-cell office:value-type="float" office:value="8" calcext:value-type="float">
            <text:p>8</text:p>
          </table:table-cell>
          <table:table-cell table:style-name="ce3" office:value-type="currency" office:currency="EUR" office:value="0.16" calcext:value-type="currency">
            <text:p>0,16 €</text:p>
          </table:table-cell>
          <table:table-cell table:style-name="ce3" table:formula="of:=[.B23]*[.C23]" office:value-type="currency" office:currency="EUR" office:value="1.28" calcext:value-type="currency">
            <text:p>1,28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MPE 094-1-004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buchsenleisten-2-54-mm-1x04-gerade-mpe-094-1-004-p119913.html?&amp;trstct=pol_1" xlink:type="simple">https://www.reichelt.de/buchsenleisten-2-54-mm-1x04-gerade-mpe-094-1-004-p119913.html?&amp;trstct=pol_1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2x5</text:p>
          </table:table-cell>
          <table:table-cell office:value-type="float" office:value="4" calcext:value-type="float">
            <text:p>4</text:p>
          </table:table-cell>
          <table:table-cell table:style-name="ce3" office:value-type="currency" office:currency="EUR" office:value="0.21" calcext:value-type="currency">
            <text:p>0,21 €</text:p>
          </table:table-cell>
          <table:table-cell table:style-name="ce3" table:formula="of:=[.B24]*[.C24]" office:value-type="currency" office:currency="EUR" office:value="0.84" calcext:value-type="currency">
            <text:p>0,84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RND 205-00654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rnd-buchsenleiste-10-pol-rm-2-54-mm-rnd-205-00654-p208880.html?&amp;trstct=pol_0" xlink:type="simple">https://www.reichelt.de/rnd-buchsenleiste-10-pol-rm-2-54-mm-rnd-205-00654-p208880.html?&amp;trstct=pol_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2x4</text:p>
          </table:table-cell>
          <table:table-cell office:value-type="float" office:value="4" calcext:value-type="float">
            <text:p>4</text:p>
          </table:table-cell>
          <table:table-cell table:style-name="ce3" office:value-type="currency" office:currency="EUR" office:value="0.26" calcext:value-type="currency">
            <text:p>0,26 €</text:p>
          </table:table-cell>
          <table:table-cell table:style-name="ce3" table:formula="of:=[.B25]*[.C25]" office:value-type="currency" office:currency="EUR" office:value="1.04" calcext:value-type="currency">
            <text:p>1,04 €</text:p>
          </table:table-cell>
          <table:table-cell table:style-name="ce3" office:value-type="string" calcext:value-type="string">
            <text:p>Reichelt</text:p>
          </table:table-cell>
          <table:table-cell table:style-name="ce6" office:value-type="string" calcext:value-type="string">
            <text:p>MPE 094-2-008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sockets-2-54-mm-2x04-straight-mpe-094-2-008-p119928.html?&amp;trstct=pol_0" xlink:type="simple">https://www.reichelt.de/sockets-2-54-mm-2x04-straight-mpe-094-2-008-p119928.html?&amp;trstct=pol_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2x3</text:p>
          </table:table-cell>
          <table:table-cell office:value-type="float" office:value="4" calcext:value-type="float">
            <text:p>4</text:p>
          </table:table-cell>
          <table:table-cell table:style-name="ce3" office:value-type="currency" office:currency="EUR" office:value="0.15" calcext:value-type="currency">
            <text:p>0,15 €</text:p>
          </table:table-cell>
          <table:table-cell table:style-name="ce3" table:formula="of:=[.B26]*[.C26]" office:value-type="currency" office:currency="EUR" office:value="0.6" calcext:value-type="currency">
            <text:p>0,60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RND 205-00652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sockets-2-54-mm-1x05-straight-mpe-094-1-005-p119914.html?&amp;trstct=pol_0" xlink:type="simple">https://www.reichelt.de/sockets-2-54-mm-1x05-straight-mpe-094-1-005-p119914.html?&amp;trstct=pol_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1x5</text:p>
          </table:table-cell>
          <table:table-cell office:value-type="float" office:value="4" calcext:value-type="float">
            <text:p>4</text:p>
          </table:table-cell>
          <table:table-cell table:style-name="ce3" office:value-type="currency" office:currency="EUR" office:value="0.22" calcext:value-type="currency">
            <text:p>0,22 €</text:p>
          </table:table-cell>
          <table:table-cell table:style-name="ce3" table:formula="of:=[.B27]*[.C27]" office:value-type="currency" office:currency="EUR" office:value="0.88" calcext:value-type="currency">
            <text:p>0,88 €</text:p>
          </table:table-cell>
          <table:table-cell table:style-name="ce3" office:value-type="string" calcext:value-type="string">
            <text:p>Reichelt</text:p>
          </table:table-cell>
          <table:table-cell table:style-name="ce6" office:value-type="string" calcext:value-type="string">
            <text:p>MPE 094-1-005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rnd-buchsenleiste-5-pol-rm-2-54-mm-rnd-205-00645-p208871.html?&amp;trstct=pol_0" xlink:type="simple">https://www.reichelt.de/rnd-buchsenleiste-5-pol-rm-2-54-mm-rnd-205-00645-p208871.html?&amp;trstct=pol_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1x7</text:p>
          </table:table-cell>
          <table:table-cell office:value-type="float" office:value="8" calcext:value-type="float">
            <text:p>8</text:p>
          </table:table-cell>
          <table:table-cell table:style-name="ce3" office:value-type="currency" office:currency="EUR" office:value="0.14" calcext:value-type="currency">
            <text:p>0,14 €</text:p>
          </table:table-cell>
          <table:table-cell table:style-name="ce3" table:formula="of:=[.B28]*[.C28]" office:value-type="currency" office:currency="EUR" office:value="1.12" calcext:value-type="currency">
            <text:p>1,12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RND 205-00647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rnd-buchsenleiste-7-pol-rm-2-54-mm-rnd-205-00647-p208873.html?&amp;trstct=pol_0" xlink:type="simple">https://www.reichelt.de/rnd-buchsenleiste-7-pol-rm-2-54-mm-rnd-205-00647-p208873.html?&amp;trstct=pol_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n</text:p>
          </table:table-cell>
          <table:table-cell office:value-type="float" office:value="4" calcext:value-type="float">
            <text:p>4</text:p>
          </table:table-cell>
          <table:table-cell table:style-name="ce3" office:value-type="currency" office:currency="EUR" office:value="1.65" calcext:value-type="currency">
            <text:p>1,65 €</text:p>
          </table:table-cell>
          <table:table-cell table:style-name="ce3" table:formula="of:=[.B29]*[.C29]" office:value-type="currency" office:currency="EUR" office:value="6.6" calcext:value-type="currency">
            <text:p>6,60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FAN-4010 12V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fan-12-v-dc-40-x-40-x-10-mm-rpm-5800-fan-4010-12v-p11004.html?r=1" xlink:type="simple">https://www.reichelt.de/fan-12-v-dc-40-x-40-x-10-mm-rpm-5800-fan-4010-12v-p11004.html?r=1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chbandkabel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2.9" calcext:value-type="currency">
            <text:p>2,90 €</text:p>
          </table:table-cell>
          <table:table-cell table:style-name="ce3" table:formula="of:=[.B30]*[.C30]" office:value-type="currency" office:currency="EUR" office:value="2.9" calcext:value-type="currency">
            <text:p>2,90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AWG 28-10G 3M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flachbandkabel-awg28-10-pol-grau-3m-ring-awg-28-10g-3m-p47637.html?&amp;trstct=pos_0" xlink:type="simple">https://www.reichelt.de/flachbandkabel-awg28-10-pol-grau-3m-ring-awg-28-10g-3m-p47637.html?&amp;trstct=pos_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chband Buchse</text:p>
          </table:table-cell>
          <table:table-cell office:value-type="float" office:value="4" calcext:value-type="float">
            <text:p>4</text:p>
          </table:table-cell>
          <table:table-cell table:style-name="ce3" office:value-type="currency" office:currency="EUR" office:value="0.1" calcext:value-type="currency">
            <text:p>0,10 €</text:p>
          </table:table-cell>
          <table:table-cell table:style-name="ce3" table:formula="of:=[.B31]*[.C31]" office:value-type="currency" office:currency="EUR" office:value="0.4" calcext:value-type="currency">
            <text:p>0,40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PFL 10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pfostenbuchse-10-polig-mit-zugentlastung-pfl-10-p14571.html?&amp;trstct=pos_0" xlink:type="simple">https://www.reichelt.de/pfostenbuchse-10-polig-mit-zugentlastung-pfl-10-p14571.html?&amp;trstct=pos_0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lachband Stecker</text:p>
          </table:table-cell>
          <table:table-cell office:value-type="float" office:value="6" calcext:value-type="float">
            <text:p>6</text:p>
          </table:table-cell>
          <table:table-cell table:style-name="ce3" office:value-type="currency" office:currency="EUR" office:value="0.1" calcext:value-type="currency">
            <text:p>0,10 €</text:p>
          </table:table-cell>
          <table:table-cell table:style-name="ce3" table:formula="of:=[.B32]*[.C32]" office:value-type="currency" office:currency="EUR" office:value="0.6" calcext:value-type="currency">
            <text:p>0,60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WSL 10G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wannenstecker-10-polig-gerade-wsl-10g-p22816.html?&amp;trstct=pos_0" xlink:type="simple">https://www.reichelt.de/wannenstecker-10-polig-gerade-wsl-10g-p22816.html?&amp;trstct=pos_0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D Diode</text:p>
          </table:table-cell>
          <table:table-cell office:value-type="float" office:value="6" calcext:value-type="float">
            <text:p>6</text:p>
          </table:table-cell>
          <table:table-cell table:style-name="ce3" office:value-type="currency" office:currency="EUR" office:value="0.14" calcext:value-type="currency">
            <text:p>0,14 €</text:p>
          </table:table-cell>
          <table:table-cell table:style-name="ce3" table:formula="of:=[.B33]*[.C33]" office:value-type="currency" office:currency="EUR" office:value="0.84" calcext:value-type="currency">
            <text:p>0,84 €</text:p>
          </table:table-cell>
          <table:table-cell table:style-name="ce3" office:value-type="string" calcext:value-type="string">
            <text:p>Reichelt</text:p>
          </table:table-cell>
          <table:table-cell table:style-name="ce9" office:value-type="string" calcext:value-type="string">
            <text:p>DO-214AC/SMA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gleichrichterdiode-100-v-2-a-do-214ac-sma-es-2ba-smd-p95406.html?&amp;trstct=pol_15" xlink:type="simple">https://www.reichelt.de/gleichrichterdiode-100-v-2-a-do-214ac-sma-es-2ba-smd-p95406.html?&amp;trstct=pol_15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ühlkörper (2x pro Chip)</text:p>
          </table:table-cell>
          <table:table-cell table:formula="of:=(6+2+8)*2" office:value-type="float" office:value="32" calcext:value-type="float">
            <text:p>32</text:p>
          </table:table-cell>
          <table:table-cell table:style-name="ce3" office:value-type="currency" office:currency="EUR" office:value="0.38" calcext:value-type="currency">
            <text:p>0,38 €</text:p>
          </table:table-cell>
          <table:table-cell table:style-name="ce3" table:formula="of:=[.B34]*[.C34]" office:value-type="currency" office:currency="EUR" office:value="12.16" calcext:value-type="currency">
            <text:p>12,16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ICK SMD A 13 SA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kuehlkoerper-smd-13-mm-alu-63-k-w-ick-smd-a-13-sa-p227833.html?&amp;trstct=pol_7" xlink:type="simple">https://www.reichelt.de/kuehlkoerper-smd-13-mm-alu-63-k-w-ick-smd-a-13-sa-p227833.html?&amp;trstct=pol_7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iftleiste Spannungswandler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.1" calcext:value-type="currency">
            <text:p>1,10 €</text:p>
          </table:table-cell>
          <table:table-cell table:style-name="ce3" table:formula="of:=[.B35]*[.C35]" office:value-type="currency" office:currency="EUR" office:value="1.1" calcext:value-type="currency">
            <text:p>1,10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RND 205-00554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stiftleiste-24-pol-gerade-rm-5-08-rnd-205-00554-p253027.html?trstct=pol_0&amp;&amp;r=1" xlink:type="simple">https://www.reichelt.de/stiftleiste-24-pol-gerade-rm-5-08-rnd-205-00554-p253027.html?trstct=pol_0&amp;&amp;r=1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cherung 10 A (träge)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EUR" office:value="0.09" calcext:value-type="currency">
            <text:p>0,09 €</text:p>
          </table:table-cell>
          <table:table-cell table:style-name="ce3" table:formula="of:=[.B36]*[.C36]" office:value-type="currency" office:currency="EUR" office:value="0.9" calcext:value-type="currency">
            <text:p>0,90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TR 10A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reichelt.de/microfuse-5-x-20-mm-time-lag-10-a-tr-10a-p21793.html?r=1" xlink:type="simple">https://www.reichelt.de/microfuse-5-x-20-mm-time-lag-10-a-tr-10a-p21793.html?r=1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2,4mm Megapixel Lens</text:p>
          </table:table-cell>
          <table:table-cell office:value-type="float" office:value="1" calcext:value-type="float">
            <text:p>1</text:p>
          </table:table-cell>
          <table:table-cell table:style-name="ce3" office:value-type="currency" office:currency="EUR" office:value="17.8" calcext:value-type="currency">
            <text:p>17,80 €</text:p>
          </table:table-cell>
          <table:table-cell table:style-name="ce3" table:formula="of:=[.B37]*[.C37]" office:value-type="currency" office:currency="EUR" office:value="17.8" calcext:value-type="currency">
            <text:p>17,80 €</text:p>
          </table:table-cell>
          <table:table-cell table:style-name="ce3" office:value-type="string" calcext:value-type="string">
            <text:p>VisionDimension</text:p>
          </table:table-cell>
          <table:table-cell table:style-name="ce7" office:value-type="float" office:value="302101" calcext:value-type="float">
            <text:p>302101</text:p>
          </table:table-cell>
          <table:table-cell office:value-type="string" calcext:value-type="string">
            <text:p>bestellt</text:p>
          </table:table-cell>
          <table:table-cell office:value-type="string" calcext:value-type="string">
            <text:p><text:a xlink:href="https://www.vision-dimension.com/de/objektive/mini-objektive/megapixel-miniobjektive/2-4mm-fisheye-1320-oeffnungswinkel-megapixel-board-lens-ir-format-1/3-s-mount-m12x0-5/207" xlink:type="simple">https://www.vision-dimension.com/de/objektive/mini-objektive/megapixel-miniobjektive/2-4mm-fisheye-1320-oeffnungswinkel-megapixel-board-lens-ir-format-1/3-s-mount-m12x0-5/207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 USB Kabel Links gewinkelt</text:p>
          </table:table-cell>
          <table:table-cell office:value-type="float" office:value="2" calcext:value-type="float">
            <text:p>2</text:p>
          </table:table-cell>
          <table:table-cell table:style-name="ce3" office:value-type="currency" office:currency="EUR" office:value="4.69" calcext:value-type="currency">
            <text:p>4,69 €</text:p>
          </table:table-cell>
          <table:table-cell table:style-name="ce3" table:formula="of:=[.B38]*[.C38]" office:value-type="currency" office:currency="EUR" office:value="9.38" calcext:value-type="currency">
            <text:p>9,38 €</text:p>
          </table:table-cell>
          <table:table-cell table:style-name="ce3" office:value-type="string" calcext:value-type="string">
            <text:p>Amazon</text:p>
          </table:table-cell>
          <table:table-cell table:style-name="ce4" office:value-type="string" calcext:value-type="string">
            <text:p>CY Micro-USB-Host OTG-Kabel für Galaxy S4 i9500 N7100 i9220 i9100 XOOM, links abgewinkelt</text:p>
          </table:table-cell>
          <table:table-cell table:style-name="ce3" office:value-type="string" calcext:value-type="string">
            <text:p>geliefert</text:p>
          </table:table-cell>
          <table:table-cell office:value-type="string" calcext:value-type="string">
            <text:p><text:a xlink:href="https://www.amazon.de/Micro-USB-Host-OTG-Kabel-Galaxy-i9500-abgewinkelt/dp/B00S6IQD9U/ref=sr_1_128?ie=UTF8&amp;qid=1553347958&amp;sr=8-128&amp;keywords=micro+usb+kabel+links" xlink:type="simple">https://www.amazon.de/Micro-USB-Host-OTG-Kabel-Galaxy-i9500-abgewinkelt/dp/B00S6IQD9U/ref=sr_1_128?ie=UTF8&amp;qid=1553347958&amp;sr=8-128&amp;keywords=micro+usb+kabel+links</text:a>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cro USB Kabel Rechts gewinkelt</text:p>
          </table:table-cell>
          <table:table-cell office:value-type="float" office:value="2" calcext:value-type="float">
            <text:p>2</text:p>
          </table:table-cell>
          <table:table-cell table:style-name="ce3" office:value-type="currency" office:currency="EUR" office:value="3.8" calcext:value-type="currency">
            <text:p>3,80 €</text:p>
          </table:table-cell>
          <table:table-cell table:style-name="ce3" table:formula="of:=[.B39]*[.C39]" office:value-type="currency" office:currency="EUR" office:value="7.6" calcext:value-type="currency">
            <text:p>7,60 €</text:p>
          </table:table-cell>
          <table:table-cell table:style-name="ce3" office:value-type="string" calcext:value-type="string">
            <text:p>Amazon</text:p>
          </table:table-cell>
          <table:table-cell table:style-name="ce4" office:value-type="string" calcext:value-type="string">
            <text:p>Delock Kabel Micro USB Typ-B Stecker gewinkelt &gt; USB 2.0-A Buchse OTG 11 cm</text:p>
          </table:table-cell>
          <table:table-cell table:style-name="ce22" office:value-type="string" calcext:value-type="string">
            <text:p>geliefert</text:p>
          </table:table-cell>
          <table:table-cell office:value-type="string" calcext:value-type="string">
            <text:p><text:a xlink:href="https://www.amazon.de/Delock-Kabel-Stecker-gewinkelt-Buchse/dp/B006TCXLF4/ref=sr_1_5?ie=UTF8&amp;qid=1553270141&amp;sr=8-5&amp;keywords=10+cm+micro+usb+kabel+gewinkelt" xlink:type="simple">https://www.amazon.de/Delock-Kabel-Stecker-gewinkelt-Buchse/dp/B006TCXLF4/ref=sr_1_5?ie=UTF8&amp;qid=1553270141&amp;sr=8-5&amp;keywords=10+cm+micro+usb+kabel+gewinkelt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densensoren</text:p>
          </table:table-cell>
          <table:table-cell table:formula="of:=32*3+4" office:value-type="float" office:value="100" calcext:value-type="float">
            <text:p>100</text:p>
          </table:table-cell>
          <table:table-cell table:style-name="ce3" office:value-type="currency" office:currency="EUR" office:value="1.08" calcext:value-type="currency">
            <text:p>1,08 €</text:p>
          </table:table-cell>
          <table:table-cell table:style-name="ce3" table:formula="of:=[.B40]*[.C40]" office:value-type="currency" office:currency="EUR" office:value="108" calcext:value-type="currency">
            <text:p>108,00 €</text:p>
          </table:table-cell>
          <table:table-cell table:style-name="ce3" office:value-type="string" calcext:value-type="string">
            <text:p>Mouser</text:p>
          </table:table-cell>
          <table:table-cell table:style-name="ce5" office:value-type="string" calcext:value-type="string">
            <text:p>TSL2584TSV</text:p>
          </table:table-cell>
          <table:table-cell table:style-name="ce3" office:value-type="string" calcext:value-type="string">
            <text:p>Habemus</text:p>
          </table:table-cell>
          <table:table-cell office:value-type="string" calcext:value-type="string">
            <text:p><text:a xlink:href="https://www.mouser.de/ProductDetail/985-TSL2584" xlink:type="simple">https://www.mouser.de/ProductDetail/985-TSL2584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Kondensator 0,1uF</text:p>
          </table:table-cell>
          <table:table-cell office:value-type="float" office:value="110" calcext:value-type="float">
            <text:p>110</text:p>
          </table:table-cell>
          <table:table-cell table:style-name="ce3" office:value-type="currency" office:currency="EUR" office:value="0.039" calcext:value-type="currency">
            <text:p>0,04 €</text:p>
          </table:table-cell>
          <table:table-cell table:style-name="ce3" table:formula="of:=[.B41]*[.C41]" office:value-type="currency" office:currency="EUR" office:value="4.29" calcext:value-type="currency">
            <text:p>4,29 €</text:p>
          </table:table-cell>
          <table:table-cell table:style-name="ce3" office:value-type="string" calcext:value-type="string">
            <text:p>Mouser</text:p>
          </table:table-cell>
          <table:table-cell table:style-name="ce9" office:value-type="string" calcext:value-type="string">
            <text:p>710-885012207072</text:p>
          </table:table-cell>
          <table:table-cell table:style-name="ce3" office:value-type="string" calcext:value-type="string">
            <text:p>Habemus</text:p>
          </table:table-cell>
          <table:table-cell office:value-type="string" calcext:value-type="string">
            <text:p><text:a xlink:href="https://www.mouser.de/ProductDetail/Wurth-Electronics/885012207072?qs=sGAEpiMZZMs0AnBnWHyRQEGbLOF2VP1ibTWUyjubWr0tPlz%2F3fbAWQ%3D%3D" xlink:type="simple">https://www.mouser.de/ProductDetail/Wurth-Electronics/885012207072?qs=sGAEpiMZZMs0AnBnWHyRQEGbLOF2VP1ibTWUyjubWr0tPlz%2F3fbAWQ%3D%3D</text:a>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NeoPixel-Signal-Wandler</text:p>
          </table:table-cell>
          <table:table-cell office:value-type="float" office:value="10" calcext:value-type="float">
            <text:p>10</text:p>
          </table:table-cell>
          <table:table-cell table:style-name="ce3" office:value-type="currency" office:currency="EUR" office:value="0.228" calcext:value-type="currency">
            <text:p>0,23 €</text:p>
          </table:table-cell>
          <table:table-cell table:style-name="ce3" table:formula="of:=[.B42]*[.C42]" office:value-type="currency" office:currency="EUR" office:value="2.28" calcext:value-type="currency">
            <text:p>2,28 €</text:p>
          </table:table-cell>
          <table:table-cell table:style-name="ce3" office:value-type="string" calcext:value-type="string">
            <text:p>Mouser</text:p>
          </table:table-cell>
          <table:table-cell table:style-name="ce7" office:value-type="string" calcext:value-type="string">
            <text:p>771-74HC1G125GW-G</text:p>
          </table:table-cell>
          <table:table-cell table:style-name="ce3" office:value-type="string" calcext:value-type="string">
            <text:p>Habemus</text:p>
          </table:table-cell>
          <table:table-cell office:value-type="string" calcext:value-type="string">
            <text:p><text:a xlink:href="https://www.mouser.de/ProductDetail/Nexperia/74HC1G125GW125?qs=P62ublwmbi98oS26kHEtTw%3D%3D" xlink:type="simple">https://www.mouser.de/ProductDetail/Nexperia/74HC1G125GW125?qs=P62ublwmbi98oS26kHEtTw%3D%3D</text:a>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style-name="ce3" table:number-columns-repeated="3"/>
          <table:table-cell table:style-name="ce7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table:style-name="ce3" table:number-columns-repeated="3"/>
          <table:table-cell table:style-name="ce4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Gesamt:</text:p>
          </table:table-cell>
          <table:table-cell table:style-name="ce3" table:formula="of:=SUM([.D2:.D44])" office:value-type="currency" office:currency="EUR" office:value="608.2218" calcext:value-type="currency">
            <text:p>608,22 €</text:p>
          </table:table-cell>
          <table:table-cell table:style-name="ce3"/>
          <table:table-cell table:style-name="ce4"/>
          <table:table-cell table:style-name="ce3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bestellt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/>
          <table:table-cell office:value-type="string" calcext:value-type="string">
            <text:p>gliefert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23">
          <table:table-cell table:number-columns-repeated="5"/>
          <table:table-cell table:style-name="ce7"/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3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3-20T21:27:27Z</meta:creation-date>
    <dc:date>2019-05-31T19:18:42.234836395</dc:date>
    <meta:editing-cycles>85</meta:editing-cycles>
    <meta:editing-duration>PT1M14S</meta:editing-duration>
    <meta:document-statistic meta:table-count="1" meta:cell-count="340" meta:object-count="0"/>
  </office:meta>
</office:document-meta>
</file>